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3" style:family="paragraph" style:parent-style-name="Text_20_body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4" style:family="paragraph" style:parent-style-name="Standard">
      <style:paragraph-properties fo:text-align="end" style:justify-single-word="false" fo:break-before="page"/>
      <style:text-properties fo:font-size="14pt" style:font-size-asian="14pt" style:font-size-complex="14pt"/>
    </style:style>
    <style:style style:name="P5" style:family="paragraph" style:parent-style-name="Heading_20_1">
      <style:text-properties fo:font-size="32pt" style:font-size-asian="32pt" style:font-size-complex="3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oupe C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3">Rapport <text:s/>itération 1</text:p>
      <text:p text:style-name="P3">QBomberMan++</text:p>
      <text:h text:style-name="P5" text:outline-level="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P2"><text:s/>Directeur de projet : <text:s text:c="3"/>Olivier MICHALLON <text:s text:c="2"/></text:p>
      <text:p text:style-name="P2">Membres du groupe C : <text:s text:c="3"/>Guillaume BROC <text:s text:c="10"/></text:p>
      <text:p text:style-name="P2">Clément CARLS <text:s text:c="11"/></text:p>
      <text:p text:style-name="P2">Quentin CHEYNET <text:s text:c="6"/></text:p>
      <text:p text:style-name="P2">Jean-Philippe HUGUET</text:p>
      <text:p text:style-name="P2">Sébastien TROUSSE <text:s text:c="4"/></text:p>
      <text:p text:style-name="P2">Jérémy VAZ BORGES <text:s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ntin </meta:initial-creator>
    <meta:creation-date>2013-11-04T23:02:15</meta:creation-date>
    <dc:date>2013-11-05T13:39:26</dc:date>
    <dc:creator>CHEYNET Quentin</dc:creator>
    <meta:editing-duration>PT13M50S</meta:editing-duration>
    <meta:editing-cycles>9</meta:editing-cycles>
    <meta:generator>LibreOffice/3.5$Linux_x86 LibreOffice_project/350m1$Build-2</meta:generator>
    <meta:document-statistic meta:table-count="0" meta:image-count="0" meta:object-count="0" meta:page-count="2" meta:paragraph-count="10" meta:word-count="30" meta:character-count="244" meta:non-whitespace-character-count="176"/>
  </office:meta>
</office:document-meta>
</file>